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Reference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text:span text:style-name="scrBookName_.en_scrBook">Matthew</text:span> </text:p>
        <text:p text:style-name="TitleMain_scrBook"><text:span text:style-name="span_.tpi_TitleMain_scrBook">Gutnius Matyu i raitim</text:span> </text:p>
        <text:p text:style-name="IntroSectionHead_scrIntroSection_scrBook"><text:span text:style-name="span_.tpi_IntroSectionHead_scrIntroSection_scrBook">Tok i go pas</text:span> </text:p>
        <text:p text:style-name="IntroParagraph_scrIntroSection_scrBook"><text:span text:style-name="span_.tpi_IntroParagraph_scrIntroSection_scrBook">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border_scrBook"> </text:p>
        <text:p text:style-name="ChapterHead_scrSection_scrBook"><text:span text:style-name="span_.tpi_ChapterHead_scrSection_scrBook">Jisas i kamap long graun</text:span> </text:p>
        <text:p text:style-name="SectionHead_scrSection_scrBook"><text:span text:style-name="span_.tpi_SectionHead_scrSection_scrBook">Nem bilong ol lain tumbuna bilong Jisas Krais</text:span> </text:p>
        <text:p text:style-name="ChapterNumber1"><text:span text:style-name="ChapterNumber_Paragraph1_scrSection_scrBook">1</text:span> <text:span text:style-name="VerseNumber1_.tpi_Paragraph1_scrSection_scrBook">1</text:span> <text:span text:style-name="span_.tpi_Paragraph1_scrSection_scrBook">Dispela †  em i tok long ol lain tumbuna bilong Jisas Krais. Jisas em i bilong lain bilong Devit na Devit em i bilong lain bilong Abraham. replace text here</text:span> </text:p>
        <text:p text:style-name="SectionHead_scrSection_scrSection_scrBook"><text:span text:style-name="span_.tpi_SectionHead_scrSection_scrSection_scrBook">Josep wantaim meri na pikinini i go long Isip</text:span> </text:p>
        <text:p text:style-name="Paragraph_scrSection_scrSection_scrBook"><text:span text:style-name="VerseNumber_Paragraph_scrSection_scrSection_scrBook">13</text:span> <text:span text:style-name="span_.tpi_Paragraph_scrSection_scrSection_scrBook">Ol saveman i go pinis, na ensel bilong Bikpela i kamap long Josep long driman. Ensel i tok olsem, “Yu kirap na kisim pikinini wantaim mama bilong en, na yu ranawe i go long Isip.</text:span> <text:span text:style-name="a_scrFootnoteMarker_Paragraph_scrSection_scrSection_scrBook"><text:reference-ref text:reference-format="text" text:ref-name="f06c1ac15-935c-4ff4-99f9-257a5372c48a">c</text:reference-ref></text:span><text:span text:style-name="span_.tpi_Paragraph_scrSection_scrSection_scrBook">Na yu mas i stap long Isip inap long taim mi givim tok gen long yu, long wanem, Herot i laik painim pikinini na kilim em i dai.” </text:span><text:span text:style-name="VerseNumber_Paragraph_scrSection_scrSection_scrBook">14</text:span> <text:span text:style-name="span_.tpi_Paragraph_scrSection_scrSection_scrBook">Orait Josep i kirap na i kisim pikinini wantaim mama bilong en long nait yet, na em i bringim ol i go long Isip. </text:span><text:span text:style-name="VerseNumber_Paragraph_scrSection_scrSection_scrBook">15</text:span> <text:span text:style-name="span_.tpi_Paragraph_scrSection_scrSection_scrBook">Na †  Josep i stap long Isip inap long Herot i dai pinis. Dispela samting i kamap bilong inapim wanpela tok Bikpela i bin mekim long maus bilong profet. Em i bin tok olsem, “Pikinini man bilong mi em i stap long Isip, na mi singautim em long lusim Isip na em i kam.”</text:span> </text:p>
        <text:p text:style-name="scrSection_scrSection_scrBook"><text:span><text:reference-mark text:name="f06c1ac15-935c-4ff4-99f9-257a5372c48a"/>c</text:span> <text:span text:style-name="span_.tpi_NoteGeneralParagraph_scrSection_scrSection_scrBook">footnotem long hia</text:span> </text:p>
        <text:p text:style-name="border_scrBook"> </text:p>
        <text:section text:style-name="Sect_scrBook" text:name="Sect_scrBook">
          <text:p text:style-name="scrBook_scrBook"><text:span text:style-name="scrBookName_.en_scrBook_scrBook">Mark</text:span> </text:p>
          <text:p text:style-name="TitleMain_scrBook_scrBook"><text:span text:style-name="span_.tpi_TitleMain_scrBook_scrBook">MARK key MARK</text:span> </text:p>
          <text:p text:style-name="IntroSectionHead_scrIntroSection_scrBook_scrBook"><text:span text:style-name="span_.tpi_IntroSectionHead_scrIntroSection_scrBook_scrBook">Tok i go pas</text:span> </text:p>
          <text:p text:style-name="IntroParagraph_scrIntroSection_scrBook_scrBook"><text:span text:style-name="span_.tpi_IntroParagraph_scrIntroSection_scrBook_scrBook">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border_scrBook_scrBook"> </text:p>
          <text:p text:style-name="ChapterHead_scrSection_scrBook_scrBook"><text:span text:style-name="span_.tpi_ChapterHead_scrSection_scrBook_scrBook">Jisas i kamap long graun</text:span> </text:p>
          <text:p text:style-name="SectionHead_scrSection_scrBook_scrBook"><text:span text:style-name="span_.tpi_SectionHead_scrSection_scrBook_scrBook">Nem bilong ol lain tumbuna bilong Jisas Krais</text:span> </text:p>
          <text:p text:style-name="ChapterNumber1"><text:span text:style-name="ChapterNumber_Paragraph1_scrSection_scrBook_scrBook">1</text:span> <text:span text:style-name="VerseNumber1_.tpi_Paragraph1_scrSection_scrBook_scrBook">1</text:span> <text:span text:style-name="span_.tpi_Paragraph1_scrSection_scrBook_scrBook">Dispela †  em i tok long ol lain tumbuna bilong Jisas Krais. Jisas em i bilong lain bilong Devit na Devit em i bilong lain bilong Abraham. replace text here</text:span> </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style:font-face style:name="Times New Roman" svg:font-family="Times New Roman" style:font-family-generic="roman" style:font-pitch="variable"/>
  </office:font-face-decls>
  <office:styles>
    <style:style style:name="scrFootnoteMarker_Paragraph_scrSection_scrSection_scrBook" style:family="paragraph" style:parent-style-name="Paragraph_scrSection_scrSection_scrBook"/>
    <style:style xmlns:style="urn:oasis:names:tc:opendocument:xmlns:style:1.0" style:name="scrFootnoteMarker_Paragraph_scrSection_scrSection_scrBook" style:family="text" style:parent-style-name="Paragraph_scrSection_scrSection_scrBook"/>
    <style:style xmlns:style="urn:oasis:names:tc:opendocument:xmlns:style:1.0" style:name="scrFootnoteMarker_NoteGeneralParagraph_scrSection_scrSection_scrBook" style:family="text" style:parent-style-name="NoteGeneralParagraph_scrSection_scrSection_scrBook"/>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paragraph-properties fo:margin-left="0.25in" fo:margin-right="0in" fo:text-indent="-0.25in" style:auto-text-indent="false"/>
      <style:text-properties fo:font-style="italic" text:display="prince-footnote"/>
    </style:style>
    <style:style style:name="ChapterHead_scrSection_scrBook" style:family="paragraph" style:parent-style-name="scrSection_scrBook">
      <style:paragraph-properties fo:padding-top="21pt" fo:border-bottom="0.5pt solid #ffffff" fo:border-top="0.5pt solid #ffffff" fo:border-left="0.5pt solid #ffffff" fo:border-right="0.5pt solid #ffffff" fo:padding-bottom="21pt"/>
    </style:style>
    <style:style xmlns:style="urn:oasis:names:tc:opendocument:xmlns:style:1.0" style:name="ChapterHead_scrSection_scrBook_scrBook" style:family="paragraph" style:parent-style-name="scrSection_scrBook_scrBook">
      <style:paragraph-properties xmlns:fo="urn:oasis:names:tc:opendocument:xmlns:xsl-fo-compatible:1.0" fo:padding-top="21pt" fo:border-bottom="0.5pt solid #ffffff" fo:border-top="0.5pt solid #ffffff" fo:border-left="0.5pt solid #ffffff" fo:border-right="0.5pt solid #ffffff" fo:padding-bottom="21pt"/>
    </style:style>
    <style:style xmlns:style="urn:oasis:names:tc:opendocument:xmlns:style:1.0" style:name="ChapterHead" style:family="paragraph" style:parent-style-name="none">
      <style:paragraph-properties xmlns:fo="urn:oasis:names:tc:opendocument:xmlns:xsl-fo-compatible:1.0" fo:padding-top="21pt" fo:border-bottom="0.5pt solid #ffffff" fo:border-top="0.5pt solid #ffffff" fo:border-left="0.5pt solid #ffffff" fo:border-right="0.5pt solid #ffffff" fo:padding-bottom="21pt"/>
    </style:style>
    <style:style xmlns:style="urn:oasis:names:tc:opendocument:xmlns:style:1.0" style:name="ChapterNumber_Paragraph1_scrSection_scrBook" style:family="text" style:parent-style-name="Paragraph1_scrSection_scrBook">
      <style:text-properties xmlns:fo="urn:oasis:names:tc:opendocument:xmlns:xsl-fo-compatible:1.0" fo:font-weight="700" style:font-weight-complex="bolder"/>
    </style:style>
    <style:style xmlns:style="urn:oasis:names:tc:opendocument:xmlns:style:1.0" style:name="ChapterNumber1" style:family="paragraph" style:parent-style-name="Paragraph_scrSection_scrBook">
      <style:paragraph-properties>
        <style:drop-cap style:distance="0.20cm" style:length="1"/>
      </style:paragraph-properties>
    </style:style>
    <style:style xmlns:style="urn:oasis:names:tc:opendocument:xmlns:style:1.0" style:name="ChapterNumber_Paragraph1_scrSection_scrBook_scrBook" style:family="text" style:parent-style-name="Paragraph1_scrSection_scrBook_scrBook">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Footnote anchor" style:family="text" style:parent-style-name="none">
      <style:text-properties fo:font-style="Italic"/>
    </style:styl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style:name="InscriptionParagraph" style:family="paragraph" style:parent-style-name="none">
      <style:paragraph-properties fo:text-indent=".2in" fo:margin-left="0pt"/>
    </style:style>
    <style:style style:name="IntroListItem1" style:family="paragraph" style:parent-style-name="none">
      <style:paragraph-properties fo:text-indent="-18pt" fo:margin-left="36pt"/>
    </style:style>
    <style:style style:name="IntroParagraph_scrIntroSection_scrBook" style:family="paragraph" style:parent-style-name="scrIntroSection_scrBook">
      <style:paragraph-properties fo:text-indent=".2in" fo:margin-left="0pt"/>
    </style:style>
    <style:style xmlns:style="urn:oasis:names:tc:opendocument:xmlns:style:1.0" style:name="IntroParagraph_scrIntroSection_scrBook_scrBook" style:family="paragraph" style:parent-style-name="scrIntroSection_scrBook_scrBook">
      <style:paragraph-properties xmlns:fo="urn:oasis:names:tc:opendocument:xmlns:xsl-fo-compatible:1.0" fo:text-indent=".2in" fo:margin-left="0pt"/>
    </style:style>
    <style:style xmlns:style="urn:oasis:names:tc:opendocument:xmlns:style:1.0" style:name="IntroParagraph" style:family="paragraph" style:parent-style-name="none">
      <style:paragraph-properties xmlns:fo="urn:oasis:names:tc:opendocument:xmlns:xsl-fo-compatible:1.0" fo:text-indent=".2in" fo:margin-left="0pt"/>
    </style:style>
    <style:style style:name="IntroSectionHead_scrIntroSection_scrBook" style:family="paragraph" style:parent-style-name="scrIntroSection_scrBook">
      <style:paragraph-properties fo:text-align="left" fo:text-indent="0pt" fo:margin-left="0pt" fo:margin-top="3pt" fo:margin-bottom="3pt"/>
      <style:text-properties fo:font-weight="700" style:font-weight-complex="700" fo:font-style="normal"/>
    </style:style>
    <style:style xmlns:style="urn:oasis:names:tc:opendocument:xmlns:style:1.0" style:name="IntroSectionHead_scrIntroSection_scrBook_scrBook" style:family="paragraph" style:parent-style-name="scrIntroSection_scrBook_scrBook">
      <style:paragraph-properties xmlns:fo="urn:oasis:names:tc:opendocument:xmlns:xsl-fo-compatible:1.0" fo:text-align="left" fo:text-indent="0pt" fo:margin-left="0pt" fo:margin-top="3pt" fo:margin-bottom="3pt"/>
      <style:text-properties xmlns:fo="urn:oasis:names:tc:opendocument:xmlns:xsl-fo-compatible:1.0" fo:font-weight="700" style:font-weight-complex="700" fo:font-style="normal"/>
    </style:style>
    <style:style xmlns:style="urn:oasis:names:tc:opendocument:xmlns:style:1.0" style:name="IntroSectionHead" style:family="paragraph" style:parent-style-name="none">
      <style:paragraph-properties xmlns:fo="urn:oasis:names:tc:opendocument:xmlns:xsl-fo-compatible:1.0" fo:text-align="left" fo:text-indent="0pt" fo:margin-left="0pt" fo:margin-top="3pt" fo:margin-bottom="3pt"/>
      <style:text-properties xmlns:fo="urn:oasis:names:tc:opendocument:xmlns:xsl-fo-compatible:1.0" fo:font-weight="700" style:font-weight-complex="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25in" fo:margin-left="0.25in" fo:margin-right="0in" style:auto-text-indent="false"/>
      <style:text-properties text:display="prince-footnote"/>
    </style:style>
    <style:style style:name="Footnote anchor" style:family="text" style:parent-style-name="none">
      <style:text-properties fo:color="#800080" style:text-position="super" text:display="prince-footnote" fo:font-size="100%" style:font-size-complex="100%"/>
    </style:style>
    <style:style style:name="Footnote Symbol" style:family="text" style:parent-style-name="none">
      <style:text-properties fo:font-weight="700" style:font-weight-complex="700" text:display="prince-footnote"/>
    </style:style>
    <style:style style:name="NoteGeneralParagraph_scrSection_scrSection_scrBook" style:family="paragraph" style:parent-style-name="scrSection_scrSection_scrBook">
      <style:paragraph-properties fo:text-indent="-0.25in" fo:margin-left="0.25in" fo:margin-right="0in" style:auto-text-indent="false"/>
      <style:text-properties text:display="prince-footnote"/>
    </style:style>
    <style:style xmlns:style="urn:oasis:names:tc:opendocument:xmlns:style:1.0" style:name="NoteGeneralParagraph_scrSection_scrSection_scrBook" style:family="text" style:parent-style-name="scrSection_scrSection_scrBook">
      <style:paragraph-properties xmlns:fo="urn:oasis:names:tc:opendocument:xmlns:xsl-fo-compatible:1.0" fo:text-indent="-0.25in" fo:margin-left="0.25in" fo:margin-right="0in" style:auto-text-indent="false"/>
      <style:text-properties xmlns:text="urn:oasis:names:tc:opendocument:xmlns:text:1.0" text:display="prince-footnote"/>
    </style:style>
    <style:style xmlns:style="urn:oasis:names:tc:opendocument:xmlns:style:1.0" style:name="NoteGeneralParagraph" style:family="paragraph" style:parent-style-name="none">
      <style:paragraph-properties xmlns:fo="urn:oasis:names:tc:opendocument:xmlns:xsl-fo-compatible:1.0" fo:text-indent="-0.25in" fo:margin-left="0.25in" fo:margin-right="0in" style:auto-text-indent="false"/>
      <style:text-properties xmlns:text="urn:oasis:names:tc:opendocument:xmlns:text:1.0" text:display="prince-footnote"/>
    </style:style>
    <style:style style:name="Footnote anchor" style:family="text" style:parent-style-name="none">
      <style:text-properties fo:color="#800080" style:text-position="super" text:display="prince-footnote" fo:font-size="100%" style:font-size-complex="100%"/>
    </style:style>
    <style:style style:name="Footnote Symbol" style:family="text" style:parent-style-name="none">
      <style:text-properties fo:font-weight="700" style:font-weight-complex="700"/>
    </style:style>
    <style:style style:name="Footnote anchor" style:family="text" style:parent-style-name="none">
      <style:text-properties fo:color="#800080" style:text-position="super" fo:font-size="100%" style:font-size-complex="100%"/>
    </style:style>
    <style:style style:name="Paragraph_scrSection_scrSection_scrBook" style:family="paragraph" style:parent-style-name="scrSection_scrSection_scrBook">
      <style:paragraph-properties fo:text-indent="12pt" fo:margin-left="0pt"/>
    </style:style>
    <style:style xmlns:style="urn:oasis:names:tc:opendocument:xmlns:style:1.0" style:name="Paragraph" style:family="paragraph" style:parent-style-name="none">
      <style:paragraph-properties xmlns:fo="urn:oasis:names:tc:opendocument:xmlns:xsl-fo-compatible:1.0" fo:text-indent="12pt" fo:margin-left="0pt"/>
    </style:style>
    <style:style style:name="ParagraphContinuation" style:family="paragraph" style:parent-style-name="none">
      <style:paragraph-properties fo:text-indent="0pt" fo:margin-left="0pt"/>
    </style:style>
    <style:style style:name="Paragraph1_scrSection_scrBook" style:family="paragraph" style:parent-style-name="scrSection_scrBook">
      <style:paragraph-properties fo:margin-left="0pt"/>
    </style:style>
    <style:style xmlns:style="urn:oasis:names:tc:opendocument:xmlns:style:1.0" style:name="Paragraph1_scrSection_scrBook_scrBook" style:family="paragraph" style:parent-style-name="scrSection_scrBook_scrBook">
      <style:paragraph-properties xmlns:fo="urn:oasis:names:tc:opendocument:xmlns:xsl-fo-compatible:1.0" fo:margin-left="0pt"/>
    </style:style>
    <style:style xmlns:style="urn:oasis:names:tc:opendocument:xmlns:style:1.0" style:name="Paragraph1" style:family="paragraph" style:parent-style-name="none">
      <style:paragraph-properties xmlns:fo="urn:oasis:names:tc:opendocument:xmlns:xsl-fo-compatible:1.0"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_scrBook" style:family="paragraph" style:parent-style-name="scrBook"/>
    <style:style xmlns:style="urn:oasis:names:tc:opendocument:xmlns:style:1.0" style:name="scrBook" style:family="paragraph" style:parent-style-name="none"/>
    <style:style style:name="scrBookCode" style:family="paragraph" style:parent-style-name="none">
      <style:text-properties text:display="true"/>
    </style:style>
    <style:style xmlns:style="urn:oasis:names:tc:opendocument:xmlns:style:1.0" style:name="scrBookName_.en_scrBook" style:family="text" style:parent-style-name="scrBook">
      <style:text-properties xmlns:fo="urn:oasis:names:tc:opendocument:xmlns:xsl-fo-compatible:1.0" xmlns:text="urn:oasis:names:tc:opendocument:xmlns:text:1.0" text:display="true" fo:font-name="Times New Roman" style:font-name-complex="Times New Roman"/>
    </style:style>
    <style:style xmlns:style="urn:oasis:names:tc:opendocument:xmlns:style:1.0" style:name="scrBookName_.en_scrBook_scrBook" style:family="text" style:parent-style-name="scrBook_scrBook">
      <style:text-properties xmlns:text="urn:oasis:names:tc:opendocument:xmlns:text:1.0" xmlns:fo="urn:oasis:names:tc:opendocument:xmlns:xsl-fo-compatible:1.0" text:display="true" fo:font-name="Times New Roman" style:font-name-complex="Times New Roman"/>
    </style:style>
    <style:style xmlns:style="urn:oasis:names:tc:opendocument:xmlns:style:1.0" style:name="scrBookName" style:family="paragraph" style:parent-style-name="none">
      <style:text-properties xmlns:text="urn:oasis:names:tc:opendocument:xmlns:text:1.0" text:display="true"/>
    </style:style>
    <style:style style:name="scrIntroSection_scrBook" style:family="paragraph" style:parent-style-name="scrBook">
      <style:paragraph-properties fo:text-align="left"/>
    </style:style>
    <style:style xmlns:style="urn:oasis:names:tc:opendocument:xmlns:style:1.0" style:name="scrIntroSection_scrBook_scrBook" style:family="paragraph" style:parent-style-name="scrBook_scrBook">
      <style:paragraph-properties xmlns:fo="urn:oasis:names:tc:opendocument:xmlns:xsl-fo-compatible:1.0" fo:text-align="left"/>
    </style:style>
    <style:style xmlns:style="urn:oasis:names:tc:opendocument:xmlns:style:1.0" style:name="scrIntroSection" style:family="paragraph" style:parent-style-name="none">
      <style:paragraph-properties xmlns:fo="urn:oasis:names:tc:opendocument:xmlns:xsl-fo-compatible:1.0" fo:text-align="left"/>
    </style:style>
    <style:style style:name="scrSection_scrBook" style:family="paragraph" style:parent-style-name="scrBook">
      <style:paragraph-properties fo:text-align="left"/>
    </style:style>
    <style:style xmlns:style="urn:oasis:names:tc:opendocument:xmlns:style:1.0" style:name="scrSection_scrSection_scrBook" style:family="paragraph" style:parent-style-name="scrSection_scrBook">
      <style:paragraph-properties xmlns:fo="urn:oasis:names:tc:opendocument:xmlns:xsl-fo-compatible:1.0" fo:text-align="left"/>
    </style:style>
    <style:style xmlns:style="urn:oasis:names:tc:opendocument:xmlns:style:1.0" style:name="scrSection_scrBook_scrBook" style:family="paragraph" style:parent-style-name="scrBook_scrBook">
      <style:paragraph-properties xmlns:fo="urn:oasis:names:tc:opendocument:xmlns:xsl-fo-compatible:1.0" fo:text-align="left"/>
    </style:style>
    <style:style xmlns:style="urn:oasis:names:tc:opendocument:xmlns:style:1.0" style:name="scrSection" style:family="paragraph" style:parent-style-name="none">
      <style:paragraph-properties xmlns:fo="urn:oasis:names:tc:opendocument:xmlns:xsl-fo-compatible:1.0" fo:text-align="left"/>
    </style:style>
    <style:style style:name="SectionHead_scrSection_scrBook" style:family="paragraph" style:parent-style-name="scrSection_scrBook">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ectionHead_scrSection_scrSection_scrBook" style:family="paragraph" style:parent-style-name="scrSection_scrSection_scrBook">
      <style:paragraph-properties xmlns:fo="urn:oasis:names:tc:opendocument:xmlns:xsl-fo-compatible:1.0" fo:text-align="center" fo:text-indent="0pt" fo:margin-left="0pt" fo:padding-bottom="0pt" fo:border-bottom="0.5pt solid #ffffff" fo:border-top="0.5pt solid #ffffff" fo:border-left="0.5pt solid #ffffff" fo:border-right="0.5pt solid #ffffff" fo:padding-top="0pt" fo:margin-top="12pt" fo:margin-bottom="6pt"/>
      <style:text-properties xmlns:fo="urn:oasis:names:tc:opendocument:xmlns:xsl-fo-compatible:1.0" fo:font-weight="700" style:font-weight-complex="700" fo:font-style="normal"/>
    </style:style>
    <style:style xmlns:style="urn:oasis:names:tc:opendocument:xmlns:style:1.0" style:name="SectionHead_scrSection_scrBook_scrBook" style:family="paragraph" style:parent-style-name="scrSection_scrBook_scrBook">
      <style:paragraph-properties xmlns:fo="urn:oasis:names:tc:opendocument:xmlns:xsl-fo-compatible:1.0" fo:text-align="center" fo:text-indent="0pt" fo:margin-left="0pt" fo:padding-bottom="0pt" fo:border-bottom="0.5pt solid #ffffff" fo:border-top="0.5pt solid #ffffff" fo:border-left="0.5pt solid #ffffff" fo:border-right="0.5pt solid #ffffff" fo:padding-top="0pt" fo:margin-top="12pt" fo:margin-bottom="6pt"/>
      <style:text-properties xmlns:fo="urn:oasis:names:tc:opendocument:xmlns:xsl-fo-compatible:1.0" fo:font-weight="700" style:font-weight-complex="700" fo:font-style="normal"/>
    </style:style>
    <style:style xmlns:style="urn:oasis:names:tc:opendocument:xmlns:style:1.0" style:name="SectionHead" style:family="paragraph" style:parent-style-name="none">
      <style:paragraph-properties xmlns:fo="urn:oasis:names:tc:opendocument:xmlns:xsl-fo-compatible:1.0" fo:text-align="center" fo:text-indent="0pt" fo:margin-left="0pt" fo:padding-bottom="0pt" fo:border-bottom="0.5pt solid #ffffff" fo:border-top="0.5pt solid #ffffff" fo:border-left="0.5pt solid #ffffff" fo:border-right="0.5pt solid #ffffff" fo:padding-top="0pt" fo:margin-top="12pt" fo:margin-bottom="6pt"/>
      <style:text-properties xmlns:fo="urn:oasis:names:tc:opendocument:xmlns:xsl-fo-compatible:1.0" fo:font-weight="700" style:font-weight-complex="700" fo:font-style="normal"/>
    </style:style>
    <style:style style:name="SectionHeadMajor" style:family="paragraph" style:parent-style-name="none">
      <style:paragraph-properties fo:text-align="center" fo:text-indent="0pt" fo:margin-left="0pt" fo:margin-top="8pt"/>
      <style:text-properties fo:font-weight="700" style:font-weight-complex="700" fo:font-style="normal"/>
    </style:style>
    <style:style style:name="SectionHeadMinor" style:family="paragraph" style:parent-style-name="none">
      <style:paragraph-properties fo:text-align="center" fo:text-indent="0pt" fo:margin-left="0pt" fo:margin-top="8pt"/>
      <style:text-properties fo:font-weight="700" style:font-weight-complex="700" fo:font-style="normal"/>
    </style:style>
    <style:style style:name="SeeInGlossary" style:family="paragraph" style:parent-style-name="none">
      <style:text-properties fo:color="#0000ff"/>
    </style:style>
    <style:style xmlns:style="urn:oasis:names:tc:opendocument:xmlns:style:1.0" style:name="span_.tpi_TitleMain_scrBook" style:family="text" style:parent-style-name="TitleMain_scrBook">
      <style:text-properties xmlns:fo="urn:oasis:names:tc:opendocument:xmlns:xsl-fo-compatible:1.0" fo:language="none" fo:country="none"/>
    </style:style>
    <style:style xmlns:style="urn:oasis:names:tc:opendocument:xmlns:style:1.0" style:name="span_.tpi_IntroSectionHead_scrIntroSection_scrBook" style:family="text" style:parent-style-name="IntroSectionHead_scrIntroSection_scrBook">
      <style:text-properties xmlns:fo="urn:oasis:names:tc:opendocument:xmlns:xsl-fo-compatible:1.0" fo:language="none" fo:country="none"/>
    </style:style>
    <style:style xmlns:style="urn:oasis:names:tc:opendocument:xmlns:style:1.0" style:name="span_.tpi_IntroParagraph_scrIntroSection_scrBook" style:family="text" style:parent-style-name="IntroParagraph_scrIntroSection_scrBook">
      <style:text-properties xmlns:fo="urn:oasis:names:tc:opendocument:xmlns:xsl-fo-compatible:1.0" fo:language="none" fo:country="none"/>
    </style:style>
    <style:style xmlns:style="urn:oasis:names:tc:opendocument:xmlns:style:1.0" style:name="span_.tpi_ChapterHead_scrSection_scrBook" style:family="text" style:parent-style-name="ChapterHead_scrSection_scrBook">
      <style:text-properties xmlns:fo="urn:oasis:names:tc:opendocument:xmlns:xsl-fo-compatible:1.0" fo:language="none" fo:country="none"/>
    </style:style>
    <style:style xmlns:style="urn:oasis:names:tc:opendocument:xmlns:style:1.0" style:name="span_.tpi_SectionHead_scrSection_scrBook" style:family="text" style:parent-style-name="SectionHead_scrSection_scrBook">
      <style:text-properties xmlns:fo="urn:oasis:names:tc:opendocument:xmlns:xsl-fo-compatible:1.0" fo:language="none" fo:country="none"/>
    </style:style>
    <style:style xmlns:style="urn:oasis:names:tc:opendocument:xmlns:style:1.0" style:name="span_.tpi_Paragraph1_scrSection_scrBook" style:family="text" style:parent-style-name="Paragraph1_scrSection_scrBook">
      <style:text-properties xmlns:fo="urn:oasis:names:tc:opendocument:xmlns:xsl-fo-compatible:1.0" fo:language="none" fo:country="none"/>
    </style:style>
    <style:style xmlns:style="urn:oasis:names:tc:opendocument:xmlns:style:1.0" style:name="span_.tpi_SectionHead_scrSection_scrSection_scrBook" style:family="text" style:parent-style-name="SectionHead_scrSection_scrSection_scrBook">
      <style:text-properties xmlns:fo="urn:oasis:names:tc:opendocument:xmlns:xsl-fo-compatible:1.0" fo:language="none" fo:country="none"/>
    </style:style>
    <style:style xmlns:style="urn:oasis:names:tc:opendocument:xmlns:style:1.0" style:name="span_.tpi_Paragraph_scrSection_scrSection_scrBook" style:family="text" style:parent-style-name="Paragraph_scrSection_scrSection_scrBook">
      <style:text-properties xmlns:fo="urn:oasis:names:tc:opendocument:xmlns:xsl-fo-compatible:1.0" fo:language="none" fo:country="none"/>
    </style:style>
    <style:style xmlns:style="urn:oasis:names:tc:opendocument:xmlns:style:1.0" style:name="span_.tpi_NoteGeneralParagraph_scrSection_scrSection_scrBook" style:family="text" style:parent-style-name="NoteGeneralParagraph_scrSection_scrSection_scrBook">
      <style:text-properties xmlns:fo="urn:oasis:names:tc:opendocument:xmlns:xsl-fo-compatible:1.0" fo:language="none" fo:country="none"/>
    </style:style>
    <style:style xmlns:style="urn:oasis:names:tc:opendocument:xmlns:style:1.0" style:name="span_.tpi_TitleMain_scrBook_scrBook" style:family="text" style:parent-style-name="TitleMain_scrBook_scrBook">
      <style:text-properties xmlns:fo="urn:oasis:names:tc:opendocument:xmlns:xsl-fo-compatible:1.0" fo:language="none" fo:country="none"/>
    </style:style>
    <style:style xmlns:style="urn:oasis:names:tc:opendocument:xmlns:style:1.0" style:name="span_.tpi_IntroSectionHead_scrIntroSection_scrBook_scrBook" style:family="text" style:parent-style-name="IntroSectionHead_scrIntroSection_scrBook_scrBook">
      <style:text-properties xmlns:fo="urn:oasis:names:tc:opendocument:xmlns:xsl-fo-compatible:1.0" fo:language="none" fo:country="none"/>
    </style:style>
    <style:style xmlns:style="urn:oasis:names:tc:opendocument:xmlns:style:1.0" style:name="span_.tpi_IntroParagraph_scrIntroSection_scrBook_scrBook" style:family="text" style:parent-style-name="IntroParagraph_scrIntroSection_scrBook_scrBook">
      <style:text-properties xmlns:fo="urn:oasis:names:tc:opendocument:xmlns:xsl-fo-compatible:1.0" fo:language="none" fo:country="none"/>
    </style:style>
    <style:style xmlns:style="urn:oasis:names:tc:opendocument:xmlns:style:1.0" style:name="span_.tpi_ChapterHead_scrSection_scrBook_scrBook" style:family="text" style:parent-style-name="ChapterHead_scrSection_scrBook_scrBook">
      <style:text-properties xmlns:fo="urn:oasis:names:tc:opendocument:xmlns:xsl-fo-compatible:1.0" fo:language="none" fo:country="none"/>
    </style:style>
    <style:style xmlns:style="urn:oasis:names:tc:opendocument:xmlns:style:1.0" style:name="span_.tpi_SectionHead_scrSection_scrBook_scrBook" style:family="text" style:parent-style-name="SectionHead_scrSection_scrBook_scrBook">
      <style:text-properties xmlns:fo="urn:oasis:names:tc:opendocument:xmlns:xsl-fo-compatible:1.0" fo:language="none" fo:country="none"/>
    </style:style>
    <style:style xmlns:style="urn:oasis:names:tc:opendocument:xmlns:style:1.0" style:name="span_.tpi_Paragraph1_scrSection_scrBook_scrBook" style:family="text" style:parent-style-name="Paragraph1_scrSection_scrBook_scrBook">
      <style:text-properties xmlns:fo="urn:oasis:names:tc:opendocument:xmlns:xsl-fo-compatible:1.0" fo:language="none" fo:country="none"/>
    </style:style>
    <style:style xmlns:style="urn:oasis:names:tc:opendocument:xmlns:style:1.0" style:name="span" style:family="paragraph" style:parent-style-name="none"/>
    <style:style style:name="StanzaBreak" style:family="paragraph" style:parent-style-name="none">
      <style:paragraph-properties fo:text-indent="0pt" fo:margin-left="0pt"/>
    </style:style>
    <style:style style:name="TitleMain_scrBook" style:family="paragraph" style:parent-style-name="scrBook">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TitleMain_scrBook_scrBook" style:family="paragraph" style:parent-style-name="scrBook_scrBook">
      <style:paragraph-properties xmlns:fo="urn:oasis:names:tc:opendocument:xmlns:xsl-fo-compatible:1.0" fo:text-align="center" fo:text-indent="0pt" fo:margin-left="0pt" fo:padding-bottom="12pt" fo:border-bottom="0.5pt solid #ffffff" fo:border-top="0.5pt solid #ffffff" fo:border-left="0.5pt solid #ffffff" fo:border-right="0.5pt solid #ffffff" fo:padding-top="36pt"/>
      <style:text-properties xmlns:fo="urn:oasis:names:tc:opendocument:xmlns:xsl-fo-compatible:1.0" fo:font-size="18pt" style:font-size-complex="18pt" fo:font-weight="700" style:font-weight-complex="700" fo:font-style="normal"/>
    </style:style>
    <style:style xmlns:style="urn:oasis:names:tc:opendocument:xmlns:style:1.0" style:name="TitleMain" style:family="paragraph" style:parent-style-name="none">
      <style:paragraph-properties xmlns:fo="urn:oasis:names:tc:opendocument:xmlns:xsl-fo-compatible:1.0" fo:text-align="center" fo:text-indent="0pt" fo:margin-left="0pt" fo:padding-bottom="12pt" fo:border-bottom="0.5pt solid #ffffff" fo:border-top="0.5pt solid #ffffff" fo:border-left="0.5pt solid #ffffff" fo:border-right="0.5pt solid #ffffff" fo:padding-top="36pt"/>
      <style:text-properties xmlns:fo="urn:oasis:names:tc:opendocument:xmlns:xsl-fo-compatible:1.0" fo:font-size="18pt" style:font-size-complex="18pt" fo:font-weight="700" style:font-weight-complex="700" fo:font-style="normal"/>
    </style:style>
    <style:style style:name="TitleSecondary" style:family="paragraph" style:parent-style-name="none">
      <style:text-properties text:display="block"/>
    </style:style>
    <style:style xmlns:style="urn:oasis:names:tc:opendocument:xmlns:style:1.0" style:name="VerseNumber_Paragraph_scrSection_scrSection_scrBook" style:family="text" style:parent-style-name="Paragraph_scrSection_scrSection_scrBook">
      <style:text-properties xmlns:fo="urn:oasis:names:tc:opendocument:xmlns:xsl-fo-compatible:1.0" style:text-position="super" fo:font-size="12pt" style:font-size-complex="100%"/>
    </style:style>
    <style:style xmlns:style="urn:oasis:names:tc:opendocument:xmlns:style:1.0" style:name="VerseNumber" style:family="paragraph" style:parent-style-name="none">
      <style:paragraph-properties xmlns:fo="urn:oasis:names:tc:opendocument:xmlns:xsl-fo-compatible:1.0" fo:text-indent="0pt" fo:margin-left="0pt"/>
      <style:text-properties xmlns:fo="urn:oasis:names:tc:opendocument:xmlns:xsl-fo-compatible:1.0" style:text-position="super" fo:font-size="100%" style:font-size-complex="100%"/>
    </style:style>
    <style:style style:name="VerseNumberInNote" style:family="paragraph" style:parent-style-name="none">
      <style:paragraph-properties fo:text-indent="0pt" fo:margin-left="0pt"/>
      <style:text-properties style:text-position="super" fo:font-size="100%" style:font-size-complex="100%"/>
    </style:style>
    <style:style xmlns:style="urn:oasis:names:tc:opendocument:xmlns:style:1.0" style:name="VerseNumber1_.tpi_Paragraph1_scrSection_scrBook" style:family="text" style:parent-style-name="Paragraph1_scrSection_scrBook">
      <style:text-properties xmlns:fo="urn:oasis:names:tc:opendocument:xmlns:xsl-fo-compatible:1.0" xmlns:text="urn:oasis:names:tc:opendocument:xmlns:text:1.0" text:display="true" fo:language="none" fo:country="none"/>
    </style:style>
    <style:style xmlns:style="urn:oasis:names:tc:opendocument:xmlns:style:1.0" style:name="VerseNumber1_.tpi_Paragraph1_scrSection_scrBook_scrBook" style:family="text" style:parent-style-name="Paragraph1_scrSection_scrBook_scrBook">
      <style:text-properties xmlns:text="urn:oasis:names:tc:opendocument:xmlns:text:1.0" xmlns:fo="urn:oasis:names:tc:opendocument:xmlns:xsl-fo-compatible:1.0" text:display="true" fo:language="none" fo:country="none"/>
    </style:style>
    <style:style xmlns:style="urn:oasis:names:tc:opendocument:xmlns:style:1.0" style:name="VerseNumber1" style:family="paragraph" style:parent-style-name="none">
      <style:text-properties xmlns:text="urn:oasis:names:tc:opendocument:xmlns:text:1.0"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pictureRight" style:family="paragraph" style:parent-style-name="none"/>
    <style:style style:name="picture_.pictureLeft" style:family="text" style:parent-style-name="none"/>
    <style:style style:name="pictureCaption" style:family="paragraph" style:parent-style-name="none">
      <style:paragraph-properties fo:text-align="center"/>
      <style:text-properties text:display="block" fo:text-transform="capitalize"/>
    </style:style>
    <style:style style:name="border_scrBook" style:family="paragraph" style:parent-style-name="scrBook">
      <style:paragraph-properties fo:border-top=".5pt solid #808080" fo:text-align="center" fo:margin-left="1in" fo:margin-right="1in" fo:margin-top="9pt" fo:margin-bottom="18pt"/>
    </style:style>
    <style:style xmlns:style="urn:oasis:names:tc:opendocument:xmlns:style:1.0" style:name="border_scrBook_scrBook" style:family="paragraph" style:parent-style-name="scrBook_scrBook">
      <style:paragraph-properties xmlns:fo="urn:oasis:names:tc:opendocument:xmlns:xsl-fo-compatible:1.0" fo:border-top=".5pt solid #808080" fo:text-align="center" fo:margin-left="1in" fo:margin-right="1in" fo:margin-top="9pt" fo:margin-bottom="18pt"/>
    </style:style>
    <style:style xmlns:style="urn:oasis:names:tc:opendocument:xmlns:style:1.0" style:name="border" style:family="paragraph" style:parent-style-name="none">
      <style:paragraph-properties xmlns:fo="urn:oasis:names:tc:opendocument:xmlns:xsl-fo-compatible:1.0" fo:border-top=".5pt solid #808080" fo:text-align="center" fo:margin-left="1in" fo:margin-right="1in" fo:margin-top="9pt" fo:margin-bottom="18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_scrFootnoteMarker_Paragraph_scrSection_scrSection_scrBook" style:family="paragraph" style:parent-style-name="scrFootnoteMarker_Paragraph_scrSection_scrSection_scrBook">
      <style:text-properties style:text-underline-style="solid" fo:color="#0000ff"/>
    </style:style>
    <style:style xmlns:style="urn:oasis:names:tc:opendocument:xmlns:style:1.0" style:name="a_scrFootnoteMarker_Paragraph_scrSection_scrSection_scrBook" style:family="text" style:parent-style-name="scrFootnoteMarker_Paragraph_scrSection_scrSection_scrBook">
      <style:text-properties xmlns:fo="urn:oasis:names:tc:opendocument:xmlns:xsl-fo-compatible:1.0" style:text-underline-style="solid" fo:color="#0000ff"/>
    </style:style>
    <style:style xmlns:style="urn:oasis:names:tc:opendocument:xmlns:style:1.0" style:name="a" style:family="text" style:parent-style-name="none">
      <style:text-properties xmlns:fo="urn:oasis:names:tc:opendocument:xmlns:xsl-fo-compatible:1.0"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598426in" style:type="center"/>
          <style:tab-stop style:position="5.196851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6in" style:type="center"/>
          <style:tab-stop style:position="5.196851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quot; &quot;,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quot; &quot;,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usage="mirrored">
      <style:page-layout-properties fo:page-width="16.2cm" fo:page-height="22.9cm" style:num-format="1" style:print-orientation="portrait" fo:margin-top="1.15cm" fo:margin-right="1.5cm" fo:margin-bottom="1.15cm" fo:margin-left="1.5cm" style:writing-mode="lr-tb" style:footnote-max-height="0in">
        <style:footnote-sep style:width="0.5pt" style:line-style="solid" style:color="#000000" style:distance-before-sep="4pt" style:distance-after-sep="4pt" style:adjustment="centre" style:rel-width="100%"/>
      </style:page-layout-properties>
      <style:header-style/>
      <style:footer-style/>
    </style:page-layout>
    <style:page-layout style:name="pm2" style:page-usage="mirrored">
      <style:page-layout-properties fo:page-width="16.2cm" fo:page-height="22.9cm" style:num-format="1" style:print-orientation="portrait" fo:margin-top="1.15cm" fo:margin-right="1.5cm" fo:margin-bottom="1.15cm" fo:margin-left="1.5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1-01-20T13:20:04</meta:creation-date>
    <dc:creator>sudyk</dc:creator>
    <dc:date>2011-01-20T13:20:04</dc:date>
    <meta:editing-cycles>1</meta:editing-cycles>
    <meta:editing-duration>PT2M27S</meta:editing-duration>
    <meta:AssemblyVersion Assembly-Version="OpenOfficeConvert 0.6.14.447"/>
    <meta:Created-By Created-By="ReSharper 4.1.933.3"/>
    <meta:user-defined meta:name="Assembly-Version">OpenOfficeConvert 0.6.14.447</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IL_GOOGLE_SVN\pathway\Test\PsExport\TestFiles\Output\T9\PartFile1"
Const IsPreview = "False"
Const RunMacroFirstTime = "True"

'Changed On Jan-18-2011 for TD-1800(Header with book name and abbreviation)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
        If ReferenceFormat = "Genesis 1:1-15" Then
			strFirstReference = strStartBook &amp; " " &amp; strStartChapter &amp; " : " &amp; strStartVerse
			strLastReference = "-" &amp; strEndVerse
        ElseIf ReferenceFormat = "Genesis 1:1 1:15" Then
			strFirstReference = strStartBook &amp; " " &amp; strStartChapter &amp; " : " &amp; strStartVerse
			strLastReference = " " &amp; strEndChapter &amp; " : " &amp; strEndVerse
		Else 'Genesis 1:1 Genesis 1:15
			strFirstReference = strStartBook &amp; " " &amp; strStartChapter &amp; " : " &amp; strStartVerse
			strLastReference = " " &amp; strEndBook &amp; " " &amp; strEndChapter &amp; " : " &amp; strEndVerse
		End If
	Else
        If ReferenceFormat = "Genesis 1, 2" Or ReferenceFormat = "Genesis 1" Then
        	If strStartBook = strEndBook Then
				strFirstReference = strStartBook &amp; " "
				If strPrevStartChapter &lt;&gt; strStartChapter Then
					If strStartVerse &lt;&gt; 1 Then
						strFirstReference = strFirstReference &amp; strPrevStartChapter &amp; ", "
					End If
				End If
				strFirstReference = strFirstReference &amp; strStartChapter
					
				If strStartChapter &lt;&gt; strEndChapter Then
					strFirstReference = strFirstReference &amp; ",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oTextElementEnum = ThisComponent.getText().createEnumeration() 
 	While oTextElementEnum.hasMoreElements() 
 		oTextElement = oTextElementEnum.nextElement
 		CurPageNo = pageNo(oTextElement)
 		If CurPageNo &gt; 1 Then
 			Exit Sub
 		End If
    	If oTextElement.supportsService("com.sun.star.text.Paragraph") then
    		If LCase(Trim(oTextElement.ParaStyleName)) = "scrbook_scrbody" Then'titlemain_scrbook
    		    oParaEnume = oTextElement.createEnumeration()
    			While oParaEnume.hasMoreElements()
			    	oPortion = oParaEnume.nextElement()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oParaEnume = MyParagraph.createEnumeration() 
	While oParaEnume.hasMoreElements() 
	 	oPara = oParaEnume.nextElement() 
	 	If LCase(Trim(oPara.ParaStyleName)) = "scrbook_scrbody" Then'titlemain_scrbook
			'enumeration for portions in the paragraph 
		  	oPortionEnume = oPara.createEnumeration() 
		  	While oPortionEnume.hasMoreElements() 
		    	oPortion = oPortionEnume.nextElement() 
		    	If InStr(Lcase(oPortion.CharStyleName) , "scrBookName") &gt; 0 Then'titlemain_scrbook
		    		ReturnReferenceBook = oPortion.String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ub ShowProcessingDialog123() 
  oDoc = ThisComponent ' needs document 
  oController = oDoc.getCurrentController() 
  oFrame = oController.getFrame() 
  oContainerWindow = oFrame.ContainerWindow 
  oToolkit = oContainerWindow.Toolkit 
  
  ' sub window with sub frame 
  oSubWindow = CreateNewWindow(oToolkit,oContainerWindow, 400,300,260,100) 
  oSubWindow.Title="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260,10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39,50,180,20, com.sun.star.awt.PosSize.POSSIZE ) 
  oContainer.addControl("progressbar",oProgressBar) 
  
  ' label 
  oLabel = CreateUnoService("com.sun.star.awt.UnoControlFixedText") 
  oLabelModel = CreateUnoService("com.sun.star.awt.UnoControlFixedTextModel") 
  oLabelModel.Label = "Macro is updating guidewords ..." 
'  oLabelModel.Color = "red" '-1 
  oLabel.setModel(oLabelModel) 
  oLabel.setPosSize(50,20,180,30,com.sun.star.awt.PosSize.POSSIZE) 
  oContainer.addControl("label",oLabel) 
  
  ' show window 
  oSubWindow.setEnable(False) 
  oSubWindow.setVisible(True) 
  
  ' process something 
  Processing(oDoc) 



  oSubWindow.setVisible(False) 
  oFrame.getFrames().remove(oSubFrame) 
  
  oSubWindow.dispos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